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4000002D8DB3E4984C325C9C6.png" manifest:media-type="image/png"/>
  <manifest:file-entry manifest:full-path="Pictures/100000000000080000000600663A8A1C25FFD2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814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78cm, 0cm, 1.356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ced1" loext:opacity="100%"/>
    </style:style>
    <style:style style:name="P2" style:family="paragraph">
      <loext:graphic-properties draw:fill="none"/>
      <style:paragraph-properties style:writing-mode="lr-tb"/>
      <style:text-properties fo:color="#00ced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ced1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4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Repeating Yourself</text:span></text:p>
          </draw:text-box>
        </draw:frame>
        <draw:frame draw:style-name="gr3" draw:text-style-name="P4" draw:layer="layout" svg:width="21.77cm" svg:height="17.5cm" svg:x="6.17cm" svg:y="0cm">
          <draw:image xlink:href="Pictures/100000000000080000000600663A8A1C25FFD23D.png" xlink:type="simple" xlink:show="embed" xlink:actuate="onLoad" draw:mime-type="image/png">
            <text:p/>
          </draw:image>
        </draw:frame>
        <draw:frame draw:style-name="gr4" draw:text-style-name="P5" draw:layer="layout" svg:width="21.82cm" svg:height="17.501cm" svg:x="6.17cm" svg:y="0cm">
          <draw:image xlink:href="Pictures/1000000000000444000002D8DB3E4984C325C9C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1:55:24.436708742</dc:date>
    <meta:editing-duration>PT7H17M36S</meta:editing-duration>
    <meta:editing-cycles>216</meta:editing-cycles>
    <meta:generator>LibreOffice/7.2.5.2$Linux_X86_64 LibreOffice_project/20$Build-2</meta:generator>
    <meta:document-statistic meta:object-count="27"/>
  </office:meta>
</office:document-meta>
</file>